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018C053C664.png" manifest:media-type="image/png"/>
  <manifest:file-entry manifest:full-path="Pictures/10000201000001F400000018042B545E.png" manifest:media-type="image/png"/>
  <manifest:file-entry manifest:full-path="Pictures/10000201000001A4000000144F8E4E5C.png" manifest:media-type="image/png"/>
  <manifest:file-entry manifest:full-path="Pictures/1000020100000337000000317F7949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Consolas" fo:font-size="12pt" fo:font-style="normal" style:text-underline-style="none" fo:font-weight="normal" style:text-blinking="false" fo:background-color="#ffffff"/>
    </style:style>
    <style:style style:name="P3" style:family="paragraph" style:parent-style-name="Text_20_body" style:list-style-name="L1">
      <style:paragraph-properties fo:margin-top="0cm" fo:margin-bottom="0cm" loext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Consolas" fo:font-size="12pt" fo:font-style="normal" style:text-underline-style="none" fo:font-weight="normal" style:text-blinking="false" fo:background-color="#ffffff"/>
    </style:style>
    <style:style style:name="P4" style:family="paragraph" style:parent-style-name="Text_20_body" style:list-style-name="L1">
      <style:paragraph-properties fo:margin-top="0cm" fo:margin-bottom="0.423cm" loext:contextual-spacing="false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Consolas" fo:font-size="12pt" fo:font-style="normal" style:text-underline-style="none" fo:font-weight="normal" style:text-blinking="false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0ed4e96-5620-c153-7bca-d896a8ca0137"/>Realitza un informe amb els següents passos dins el terminal de l'IntelliJ o el terminal de Git i per cada cas mostra la pantalla observada, justifica aquelles que creguis convenient.</text:p>
      <text:list xml:id="list6840743632495860860" text:style-name="L1">
        <text:list-item>
          <text:p text:style-name="P3"><text:bookmark text:name="yui_3_15_0_3_1475079312465_110"/><text:bookmark text:name="yui_3_15_0_3_1475079312465_115"/><text:bookmark text:name="yui_3_15_0_3_1475079312465_114"/><text:bookmark text:name="docs-internal-guid-60ed4e96-5620-c153-7bca-d896a8ca01371"/><text:bookmark text:name="yui_3_15_0_3_1475079312465_116"/>Prepara git amb el teu nom i el teu mail per tal de poder ser nombrat quan facis commits o altres comandes que impliquin identitat.</text:p>
          <text:p text:style-name="P3"><draw:frame draw:style-name="fr1" draw:name="Imatge1" text:anchor-type="paragraph" svg:width="16.252cm" svg:height="0.967cm" draw:z-index="0"><draw:image xlink:href="Pictures/1000020100000337000000317F7949D7.png" xlink:type="simple" xlink:show="embed" xlink:actuate="onLoad"/></draw:frame></text:p>
        </text:list-item>
        <text:list-item>
          <text:p text:style-name="P3"><text:bookmark text:name="yui_3_15_0_3_1475079312465_109"/><text:bookmark text:name="yui_3_15_0_3_1475079312465_108"/><text:bookmark text:name="docs-internal-guid-60ed4e96-5620-c153-7bca-d896a8ca01372"/>Crea un directori</text:p>
          <text:p text:style-name="P3"><draw:frame draw:style-name="fr1" draw:name="Imatge2" text:anchor-type="paragraph" svg:width="11.113cm" svg:height="0.529cm" draw:z-index="1"><draw:image xlink:href="Pictures/10000201000001A4000000144F8E4E5C.png" xlink:type="simple" xlink:show="embed" xlink:actuate="onLoad"/></draw:frame></text:p>
        </text:list-item>
        <text:list-item>
          <text:p text:style-name="P3"><text:bookmark text:name="yui_3_15_0_3_1475079312465_118"/><text:bookmark text:name="yui_3_15_0_3_1475079312465_117"/><text:bookmark text:name="docs-internal-guid-60ed4e96-5620-c153-7bca-d896a8ca01373"/>Crea un fitxer</text:p>
          <text:p text:style-name="P3"><draw:frame draw:style-name="fr1" draw:name="Imatge3" text:anchor-type="paragraph" svg:width="13.229cm" svg:height="0.635cm" draw:z-index="2"><draw:image xlink:href="Pictures/10000201000001F400000018042B545E.png" xlink:type="simple" xlink:show="embed" xlink:actuate="onLoad"/></draw:frame></text:p>
        </text:list-item>
        <text:list-item>
          <text:p text:style-name="P3"><text:bookmark text:name="yui_3_15_0_3_1475079312465_121"/><text:bookmark text:name="yui_3_15_0_3_1475079312465_120"/><text:bookmark text:name="docs-internal-guid-60ed4e96-5620-c153-7bca-d896a8ca01374"/><text:bookmark text:name="yui_3_15_0_3_1475079312465_119"/>Fes un repositori git dins aquest directori</text:p>
          <text:p text:style-name="P3"><draw:frame draw:style-name="fr1" draw:name="Imatge4" text:anchor-type="paragraph" svg:width="11.509cm" svg:height="0.635cm" draw:z-index="3"><draw:image xlink:href="Pictures/10000201000001B300000018C053C664.png" xlink:type="simple" xlink:show="embed" xlink:actuate="onLoad"/></draw:frame></text:p>
        </text:list-item>
        <text:list-item>
          <text:p text:style-name="P3"><text:bookmark text:name="docs-internal-guid-60ed4e96-5620-c153-7bca-d896a8ca01375"/>Posa el fitxer creat a la stage area</text:p>
        </text:list-item>
        <text:list-item>
          <text:p text:style-name="P3"><text:bookmark text:name="docs-internal-guid-60ed4e96-5620-c153-7bca-d896a8ca01376"/>Fes el primer commit amb missatge</text:p>
        </text:list-item>
        <text:list-item>
          <text:p text:style-name="P3"><text:bookmark text:name="docs-internal-guid-60ed4e96-5620-c153-7bca-d896a8ca01377"/>Mira com està l’estat de git</text:p>
        </text:list-item>
        <text:list-item>
          <text:p text:style-name="P3"><text:bookmark text:name="docs-internal-guid-60ed4e96-5620-c153-7bca-d896a8ca01378"/>Mira com està l’històric de commits</text:p>
        </text:list-item>
        <text:list-item>
          <text:p text:style-name="P3"><text:bookmark text:name="docs-internal-guid-60ed4e96-5620-c153-7bca-d896a8ca01379"/>Modifica el fitxer inicial</text:p>
        </text:list-item>
        <text:list-item>
          <text:p text:style-name="P3"><text:bookmark text:name="docs-internal-guid-60ed4e96-5620-c153-7bca-d896a8ca013710"/>Mira com està l’estat de git</text:p>
        </text:list-item>
        <text:list-item>
          <text:p text:style-name="P3"><text:bookmark text:name="docs-internal-guid-60ed4e96-5620-c153-7bca-d896a8ca013711"/>Afegeix-lo a la stage area</text:p>
        </text:list-item>
        <text:list-item>
          <text:p text:style-name="P3"><text:bookmark text:name="docs-internal-guid-60ed4e96-5620-c153-7bca-d896a8ca013712"/>Mira com està l’estat de git</text:p>
        </text:list-item>
        <text:list-item>
          <text:p text:style-name="P3"><text:bookmark text:name="docs-internal-guid-60ed4e96-5620-c153-7bca-d896a8ca013713"/>Realitza un nou commit amb missatge</text:p>
        </text:list-item>
        <text:list-item>
          <text:p text:style-name="P3"><text:bookmark text:name="docs-internal-guid-60ed4e96-5620-c153-7bca-d896a8ca013714"/>Crea dos fitxes nous i afegeix-los a la stage area amb “git add .”</text:p>
        </text:list-item>
        <text:list-item>
          <text:p text:style-name="P3"><text:bookmark text:name="docs-internal-guid-60ed4e96-5620-c153-7bca-d896a8ca013715"/>Fes un nou commit sense missatge</text:p>
        </text:list-item>
        <text:list-item>
          <text:p text:style-name="P3"><text:bookmark text:name="docs-internal-guid-60ed4e96-5620-c153-7bca-d896a8ca013716"/>Tot seguit posa-hi missatge i surt :wq</text:p>
        </text:list-item>
        <text:list-item>
          <text:p text:style-name="P3"><text:bookmark text:name="docs-internal-guid-60ed4e96-5620-c153-7bca-d896a8ca013717"/>Sobre el primer fitxer fem una modificació</text:p>
        </text:list-item>
        <text:list-item>
          <text:p text:style-name="P3"><text:bookmark text:name="docs-internal-guid-60ed4e96-5620-c153-7bca-d896a8ca013718"/>Afegim el fitxer a la stage area</text:p>
        </text:list-item>
        <text:list-item>
          <text:p text:style-name="P3"><text:bookmark text:name="docs-internal-guid-60ed4e96-5620-c153-7bca-d896a8ca013719"/>Realitzem de nou un canvi en el fitxer</text:p>
        </text:list-item>
        <text:list-item>
          <text:p text:style-name="P3"><text:bookmark text:name="docs-internal-guid-60ed4e96-5620-c153-7bca-d896a8ca013720"/>Observem l’estat de git</text:p>
        </text:list-item>
        <text:list-item>
          <text:p text:style-name="P3"><text:bookmark text:name="docs-internal-guid-60ed4e96-5620-c153-7bca-d896a8ca013721"/>Realitzem un commit. Què tenim dins el commit?</text:p>
        </text:list-item>
        <text:list-item>
          <text:p text:style-name="P3"><text:bookmark text:name="docs-internal-guid-60ed4e96-5620-c153-7bca-d896a8ca013722"/>Observem de nou l’estat de git</text:p>
        </text:list-item>
        <text:list-item>
          <text:p text:style-name="P3"><text:bookmark text:name="docs-internal-guid-60ed4e96-5620-c153-7bca-d896a8ca013723"/>Afegim de nou el fitxer a la stage area</text:p>
        </text:list-item>
        <text:list-item>
          <text:p text:style-name="P3"><text:bookmark text:name="docs-internal-guid-60ed4e96-5620-c153-7bca-d896a8ca013724"/>Observem de nou l’estat de git</text:p>
        </text:list-item>
        <text:list-item>
          <text:p text:style-name="P3"><text:bookmark text:name="docs-internal-guid-60ed4e96-5620-c153-7bca-d896a8ca013725"/>Creem un nou commit </text:p>
        </text:list-item>
        <text:list-item>
          <text:p text:style-name="P3"><text:bookmark text:name="docs-internal-guid-60ed4e96-5620-c153-7bca-d896a8ca013726"/>Recuperem un dels primers commits </text:p>
        </text:list-item>
        <text:list-item>
          <text:p text:style-name="P3"><text:bookmark text:name="docs-internal-guid-60ed4e96-5620-c153-7bca-d896a8ca013727"/>Observem que tenia el primer fitxer en aquesta versió</text:p>
        </text:list-item>
        <text:list-item>
          <text:p text:style-name="P4"><text:bookmark text:name="docs-internal-guid-60ed4e96-5620-c153-7bca-d896a8ca013728"/>Retornem al commit actual</text:p>
        </text:list-item>
        <text:list-item>
          <text:p text:style-name="P2"><text:bookmark text:name="docs-internal-guid-60ed4e96-5620-c153-7bca-d896a8ca013729"/><text:soft-page-break/>i Observem què té ara el fitxer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8:28:00.689284433</meta:creation-date>
    <dc:date>2016-09-28T18:30:56.288795561</dc:date>
    <meta:editing-duration>PT2M55S</meta:editing-duration>
    <meta:editing-cycles>1</meta:editing-cycles>
    <meta:document-statistic meta:table-count="0" meta:image-count="4" meta:object-count="0" meta:page-count="2" meta:paragraph-count="30" meta:word-count="261" meta:character-count="1321" meta:non-whitespace-character-count="1116"/>
    <meta:generator>LibreOffice/4.3.3.2$Linux_X86_64 LibreOffice_project/430m0$Build-2</meta:generator>
  </office:meta>
</office:document-meta>
</file>